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5.142cm" fo:break-before="auto" style:use-optimal-row-height="true"/>
    </style:style>
    <style:style style:name="ro5" style:family="table-row">
      <style:table-row-properties style:row-height="5.3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ext-properties fo:color="#3f7f5f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3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3f7f5f" style:font-size-complex="5.69999980926514pt"/>
    </style:style>
    <style:style style:name="T2" style:family="text">
      <style:text-properties fo:color="#3f7f5f" style:font-size-complex="5.69999980926514pt" fo:font-size="10pt" style:text-underline-style="solid" style:text-underline-width="auto" style:text-underline-color="font-color" style:font-size-asian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linefeed:</text:p>
          </table:table-cell>
          <table:table-cell table:style-name="ce1" office:value-type="string" calcext:value-type="string">
            <text:p/>
            <text:p/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<text:span text:style-name="T1">/**</text:span></text:p>
            <text:p><text:span text:style-name="T1"> * reports an error if a value is not inside a range e.g. [2, 123]</text:span></text:p>
            <text:p><text:span text:style-name="T1"> *</text:span></text:p>
            <text:p><text:span text:style-name="T1"> * \</text:span><text:span text:style-name="T2">param</text:span><text:span text:style-name="T1"> id the test case id</text:span></text:p>
            <text:p><text:span text:style-name="T1"> * \</text:span><text:span text:style-name="T2">param</text:span><text:span text:style-name="T1"> </text:span><text:span text:style-name="T2">msg</text:span><text:span text:style-name="T1"> the result message</text:span></text:p>
            <text:p><text:span text:style-name="T1"> * \</text:span><text:span text:style-name="T2">param</text:span><text:span text:style-name="T1"> </text:span><text:span text:style-name="T2">min</text:span><text:span text:style-name="T1"> the lower limit (inclusive)</text:span></text:p>
            <text:p><text:span text:style-name="T1"> * \</text:span><text:span text:style-name="T2">param</text:span><text:span text:style-name="T1"> max the upper limit (inclusive)</text:span></text:p>
            <text:p><text:span text:style-name="T1"> * \</text:span><text:span text:style-name="T2">param</text:span><text:span text:style-name="T1"> actual the actual value</text:span></text:p>
            <text:p><text:span text:style-name="T1"> * \</text:span><text:span text:style-name="T2">param</text:span><text:span text:style-name="T1"> file the file name with the test case</text:span></text:p>
            <text:p><text:span text:style-name="T1"> * \</text:span><text:span text:style-name="T2">param</text:span><text:span text:style-name="T1"> line the line</text:span></text:p>
            <text:p><text:span text:style-name="T1"> */</text:span></text:p>
            <text:p/>
          </table:table-cell>
          <table:table-cell/>
        </table:table-row>
        <table:table-row table:style-name="ro5">
          <table:table-cell office:value-type="string" calcext:value-type="string">
            <text:p>Int8</text:p>
          </table:table-cell>
          <table:table-cell table:formula="of:=&quot;void expectRange&quot;&amp;[.A5]&amp;&quot;(etInt16 id, const char* msg, et&quot;&amp;[.A5]&amp;&quot; min, et&quot;&amp;[.A5]&amp;&quot; max, et&quot;&amp;[.A5]&amp;&quot; actual, const char* file, int line);&quot;" office:value-type="string" office:string-value="void expectRangeInt8(etInt16 id, const char* msg, etInt8 min, etInt8 max, etInt8 actual, const char* file, int line);" calcext:value-type="string">
            <text:p>void expectRangeInt8(etInt16 id, const char* msg, etInt8 min, etInt8 max, etInt8 actual, const char* file, int line);</text:p>
          </table:table-cell>
          <table:table-cell table:formula="of:=[.$B$4]&amp;[.B5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Int8(etInt16 id, const char* msg, etInt8 min, etInt8 max, etInt8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Int8(etInt16 id, const char* msg, etInt8 min, etInt8 max, etInt8 actual, const char* file, int line);</text:p>
            <text:p/>
          </table:table-cell>
        </table:table-row>
        <table:table-row table:style-name="ro5">
          <table:table-cell office:value-type="string" calcext:value-type="string">
            <text:p>Int16</text:p>
          </table:table-cell>
          <table:table-cell table:formula="of:=&quot;void expectRange&quot;&amp;[.A6]&amp;&quot;(etInt16 id, const char* msg, et&quot;&amp;[.A6]&amp;&quot; min, et&quot;&amp;[.A6]&amp;&quot; max, et&quot;&amp;[.A6]&amp;&quot; actual, const char* file, int line);&quot;" office:value-type="string" office:string-value="void expectRangeInt16(etInt16 id, const char* msg, etInt16 min, etInt16 max, etInt16 actual, const char* file, int line);" calcext:value-type="string">
            <text:p>void expectRangeInt16(etInt16 id, const char* msg, etInt16 min, etInt16 max, etInt16 actual, const char* file, int line);</text:p>
          </table:table-cell>
          <table:table-cell table:formula="of:=[.$B$4]&amp;[.B6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Int16(etInt16 id, const char* msg, etInt16 min, etInt16 max, etInt16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Int16(etInt16 id, const char* msg, etInt16 min, etInt16 max, etInt16 actual, const char* file, int line);</text:p>
            <text:p/>
          </table:table-cell>
        </table:table-row>
        <table:table-row table:style-name="ro5">
          <table:table-cell office:value-type="string" calcext:value-type="string">
            <text:p>Int32</text:p>
          </table:table-cell>
          <table:table-cell table:formula="of:=&quot;void expectRange&quot;&amp;[.A7]&amp;&quot;(etInt16 id, const char* msg, et&quot;&amp;[.A7]&amp;&quot; min, et&quot;&amp;[.A7]&amp;&quot; max, et&quot;&amp;[.A7]&amp;&quot; actual, const char* file, int line);&quot;" office:value-type="string" office:string-value="void expectRangeInt32(etInt16 id, const char* msg, etInt32 min, etInt32 max, etInt32 actual, const char* file, int line);" calcext:value-type="string">
            <text:p>void expectRangeInt32(etInt16 id, const char* msg, etInt32 min, etInt32 max, etInt32 actual, const char* file, int line);</text:p>
          </table:table-cell>
          <table:table-cell table:formula="of:=[.$B$4]&amp;[.B7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Int32(etInt16 id, const char* msg, etInt32 min, etInt32 max, etInt32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Int32(etInt16 id, const char* msg, etInt32 min, etInt32 max, etInt32 actual, const char* file, int line);</text:p>
            <text:p/>
          </table:table-cell>
        </table:table-row>
        <table:table-row table:style-name="ro5">
          <table:table-cell office:value-type="string" calcext:value-type="string">
            <text:p>UInt8</text:p>
          </table:table-cell>
          <table:table-cell table:formula="of:=&quot;void expectRange&quot;&amp;[.A8]&amp;&quot;(etInt16 id, const char* msg, et&quot;&amp;[.A8]&amp;&quot; min, et&quot;&amp;[.A8]&amp;&quot; max, et&quot;&amp;[.A8]&amp;&quot; actual, const char* file, int line);&quot;" office:value-type="string" office:string-value="void expectRangeUInt8(etInt16 id, const char* msg, etUInt8 min, etUInt8 max, etUInt8 actual, const char* file, int line);" calcext:value-type="string">
            <text:p>void expectRangeUInt8(etInt16 id, const char* msg, etUInt8 min, etUInt8 max, etUInt8 actual, const char* file, int line);</text:p>
          </table:table-cell>
          <table:table-cell table:formula="of:=[.$B$4]&amp;[.B8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UInt8(etInt16 id, const char* msg, etUInt8 min, etUInt8 max, etUInt8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UInt8(etInt16 id, const char* msg, etUInt8 min, etUInt8 max, etUInt8 actual, const char* file, int line);</text:p>
            <text:p/>
          </table:table-cell>
        </table:table-row>
        <table:table-row table:style-name="ro5">
          <table:table-cell office:value-type="string" calcext:value-type="string">
            <text:p>UInt16</text:p>
          </table:table-cell>
          <table:table-cell table:formula="of:=&quot;void expectRange&quot;&amp;[.A9]&amp;&quot;(etInt16 id, const char* msg, et&quot;&amp;[.A9]&amp;&quot; min, et&quot;&amp;[.A9]&amp;&quot; max, et&quot;&amp;[.A9]&amp;&quot; actual, const char* file, int line);&quot;" office:value-type="string" office:string-value="void expectRangeUInt16(etInt16 id, const char* msg, etUInt16 min, etUInt16 max, etUInt16 actual, const char* file, int line);" calcext:value-type="string">
            <text:p>void expectRangeUInt16(etInt16 id, const char* msg, etUInt16 min, etUInt16 max, etUInt16 actual, const char* file, int line);</text:p>
          </table:table-cell>
          <table:table-cell table:formula="of:=[.$B$4]&amp;[.B9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UInt16(etInt16 id, const char* msg, etUInt16 min, etUInt16 max, etUInt16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UInt16(etInt16 id, const char* msg, etUInt16 min, etUInt16 max, etUInt16 actual, const char* file, int line);</text:p>
            <text:p/>
          </table:table-cell>
        </table:table-row>
        <table:table-row table:style-name="ro5">
          <table:table-cell office:value-type="string" calcext:value-type="string">
            <text:p>UInt32</text:p>
          </table:table-cell>
          <table:table-cell table:formula="of:=&quot;void expectRange&quot;&amp;[.A10]&amp;&quot;(etInt16 id, const char* msg, et&quot;&amp;[.A10]&amp;&quot; min, et&quot;&amp;[.A10]&amp;&quot; max, et&quot;&amp;[.A10]&amp;&quot; actual, const char* file, int line);&quot;" office:value-type="string" office:string-value="void expectRangeUInt32(etInt16 id, const char* msg, etUInt32 min, etUInt32 max, etUInt32 actual, const char* file, int line);" calcext:value-type="string">
            <text:p>void expectRangeUInt32(etInt16 id, const char* msg, etUInt32 min, etUInt32 max, etUInt32 actual, const char* file, int line);</text:p>
          </table:table-cell>
          <table:table-cell table:formula="of:=[.$B$4]&amp;[.B10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UInt32(etInt16 id, const char* msg, etUInt32 min, etUInt32 max, etUInt32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UInt32(etInt16 id, const char* msg, etUInt32 min, etUInt32 max, etUInt32 actual, const char* file, int line);</text:p>
            <text:p/>
          </table:table-cell>
        </table:table-row>
        <table:table-row table:style-name="ro5">
          <table:table-cell office:value-type="string" calcext:value-type="string">
            <text:p>Float32</text:p>
          </table:table-cell>
          <table:table-cell table:formula="of:=&quot;void expectRange&quot;&amp;[.A11]&amp;&quot;(etInt16 id, const char* msg, et&quot;&amp;[.A11]&amp;&quot; min, et&quot;&amp;[.A11]&amp;&quot; max, et&quot;&amp;[.A11]&amp;&quot; actual, const char* file, int line);&quot;" office:value-type="string" office:string-value="void expectRangeFloat32(etInt16 id, const char* msg, etFloat32 min, etFloat32 max, etFloat32 actual, const char* file, int line);" calcext:value-type="string">
            <text:p>void expectRangeFloat32(etInt16 id, const char* msg, etFloat32 min, etFloat32 max, etFloat32 actual, const char* file, int line);</text:p>
          </table:table-cell>
          <table:table-cell table:formula="of:=[.$B$4]&amp;[.B11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Float32(etInt16 id, const char* msg, etFloat32 min, etFloat32 max, etFloat32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Float32(etInt16 id, const char* msg, etFloat32 min, etFloat32 max, etFloat32 actual, const char* file, int line);</text:p>
            <text:p/>
          </table:table-cell>
        </table:table-row>
        <table:table-row table:style-name="ro5">
          <table:table-cell office:value-type="string" calcext:value-type="string">
            <text:p>Float64</text:p>
          </table:table-cell>
          <table:table-cell table:formula="of:=&quot;void expectRange&quot;&amp;[.A12]&amp;&quot;(etInt16 id, const char* msg, et&quot;&amp;[.A12]&amp;&quot; min, et&quot;&amp;[.A12]&amp;&quot; max, et&quot;&amp;[.A12]&amp;&quot; actual, const char* file, int line);&quot;" office:value-type="string" office:string-value="void expectRangeFloat64(etInt16 id, const char* msg, etFloat64 min, etFloat64 max, etFloat64 actual, const char* file, int line);" calcext:value-type="string">
            <text:p>void expectRangeFloat64(etInt16 id, const char* msg, etFloat64 min, etFloat64 max, etFloat64 actual, const char* file, int line);</text:p>
          </table:table-cell>
          <table:table-cell table:formula="of:=[.$B$4]&amp;[.B12]&amp;[.$B$3]" office:value-type="string" office:string-value="/**&#10; * reports an error if a value is not inside a range e.g. [2, 123]&#10; *&#10; * \param id the test case id&#10; * \param msg the result message&#10; * \param min the lower limit (inclusive)&#10; * \param max the upper limit (inclusive)&#10; * \param actual the actual value&#10; * \param file the file name with the test case&#10; * \param line the line&#10; */&#10;void expectRangeFloat64(etInt16 id, const char* msg, etFloat64 min, etFloat64 max, etFloat64 actual, const char* file, int line);&#10;" calcext:value-type="string">
            <text:p>/**</text:p>
            <text:p> * reports an error if a value is not inside a range e.g. [2, 123]</text:p>
            <text:p> *</text:p>
            <text:p> * \param id the test case id</text:p>
            <text:p> * \param msg the result message</text:p>
            <text:p> * \param min the lower limit (inclusive)</text:p>
            <text:p> * \param max the upper limit (inclusive)</text:p>
            <text:p> * \param actual the actual value</text:p>
            <text:p> * \param file the file name with the test case</text:p>
            <text:p> * \param line the line</text:p>
            <text:p> */</text:p>
            <text:p>void expectRangeFloat64(etInt16 id, const char* msg, etFloat64 min, etFloat64 max, etFloat64 actual, const char* file, int line);</text:p>
            <text:p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.00.0000</text:date>, <text:time style:data-style-name="N2" text:time-value="15:14:54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5S</meta:editing-duration>
    <meta:editing-cycles>5</meta:editing-cycles>
    <meta:generator>LibreOffice/4.2.4.2$Windows_x86 LibreOffice_project/63150712c6d317d27ce2db16eb94c2f3d7b699f8</meta:generator>
    <dc:date>2014-05-27T15:19:16.665000000</dc:date>
    <dc:creator>Thomas Schuetz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